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InOutBinding.creat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InOutBinding.ProxyInOutBinding( ClassLoader cl , Class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InOutBinding.invoke( Object proxy , Method method , Object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xyInOutBinding.ProxyInOutBinding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